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5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2" table:number-columns-repeated="4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tudent_number</text:p>
          </table:table-cell>
          <table:table-cell office:value-type="string" calcext:value-type="string">
            <text:p>registration_code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gender</text:p>
          </table:table-cell>
          <table:table-cell table:style-name="Default" office:value-type="string" calcext:value-type="string">
            <text:p>dob</text:p>
          </table:table-cell>
          <table:table-cell table:style-name="Default" office:value-type="string" calcext:value-type="string">
            <text:p>date_enrolled</text:p>
          </table:table-cell>
          <table:table-cell table:style-name="Default" office:value-type="string" calcext:value-type="string">
            <text:p>date_graduated</text:p>
          </table:table-cell>
          <table:table-cell table:style-name="Default" office:value-type="string" calcext:value-type="string">
            <text:p>date_unenrolled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national_card_number</text:p>
          </table:table-cell>
          <table:table-cell office:value-type="string" calcext:value-type="string">
            <text:p>passport_number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urrent_address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</table:table-row>
        <table:table-row table:style-name="ro1">
          <table:table-cell office:value-type="string" calcext:value-type="string">
            <text:p>SN987657</text:p>
          </table:table-cell>
          <table:table-cell office:value-type="string" calcext:value-type="string">
            <text:p>STD456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Female</text:p>
          </table:table-cell>
          <table:table-cell office:value-type="date" office:date-value="2010-06-02" calcext:value-type="date">
            <text:p>10-06-02</text:p>
          </table:table-cell>
          <table:table-cell office:value-type="date" office:date-value="2017-03-04" calcext:value-type="date">
            <text:p>17-03-04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 office:value-type="float" office:value="123457" calcext:value-type="float">
            <text:p>123457</text:p>
          </table:table-cell>
          <table:table-cell office:value-type="float" office:value="4034022388" calcext:value-type="float">
            <text:p>4034022388</text:p>
          </table:table-cell>
          <table:table-cell office:value-type="string" calcext:value-type="string">
            <text:p>studentthree@gmail.com</text:p>
          </table:table-cell>
          <table:table-cell office:value-type="string" calcext:value-type="string">
            <text:p>Anambra</text:p>
          </table:table-cell>
          <table:table-cell office:value-type="string" calcext:value-type="string">
            <text:p>222 Mba Street West</text:p>
          </table:table-cell>
          <table:table-cell office:value-type="string" calcext:value-type="string">
            <text:p>2017-06-14 07:19:16</text:p>
          </table:table-cell>
          <table:table-cell office:value-type="string" calcext:value-type="string">
            <text:p>2017-08-06 01:27:12</text:p>
          </table:table-cell>
        </table:table-row>
        <table:table-row table:style-name="ro1">
          <table:table-cell office:value-type="string" calcext:value-type="string">
            <text:p>SN987658</text:p>
          </table:table-cell>
          <table:table-cell office:value-type="string" calcext:value-type="string">
            <text:p>STD8795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Female</text:p>
          </table:table-cell>
          <table:table-cell office:value-type="date" office:date-value="2010-06-02" calcext:value-type="date">
            <text:p>10-06-02</text:p>
          </table:table-cell>
          <table:table-cell office:value-type="date" office:date-value="2017-03-04" calcext:value-type="date">
            <text:p>17-03-04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 office:value-type="float" office:value="123457" calcext:value-type="float">
            <text:p>123457</text:p>
          </table:table-cell>
          <table:table-cell office:value-type="float" office:value="4034022388" calcext:value-type="float">
            <text:p>4034022388</text:p>
          </table:table-cell>
          <table:table-cell office:value-type="string" calcext:value-type="string">
            <text:p>studentfour@gmail.com</text:p>
          </table:table-cell>
          <table:table-cell office:value-type="string" calcext:value-type="string">
            <text:p>Anambra</text:p>
          </table:table-cell>
          <table:table-cell office:value-type="string" calcext:value-type="string">
            <text:p>56 Mba Avenue </text:p>
          </table:table-cell>
          <table:table-cell office:value-type="string" calcext:value-type="string">
            <text:p>2017-06-14 07:19:16</text:p>
          </table:table-cell>
          <table:table-cell office:value-type="string" calcext:value-type="string">
            <text:p>2017-06-14 06:14: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00-00-00</text:date>, <text:time style:data-style-name="N2" text:time-value="12:26:48.867886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7:07:32.949184436</meta:creation-date>
    <dc:date>2018-07-13T12:51:15.257598044</dc:date>
    <meta:editing-duration>PT25M9S</meta:editing-duration>
    <meta:editing-cycles>4</meta:editing-cycles>
    <meta:generator>LibreOffice/5.1.6.2$Linux_X86_64 LibreOffice_project/10m0$Build-2</meta:generator>
    <meta:document-statistic meta:table-count="1" meta:cell-count="50" meta:object-count="0"/>
  </office:meta>
</office:document-meta>
</file>